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08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Deep Learning</text:p>
      <text:p text:style-name="Standard"/>
      <text:p text:style-name="P2">Unsupervised Learning / apprentissage non supervisée :</text:p>
      <text:p text:style-name="Standard"/>
      <text:p text:style-name="Standard">Apprentissage avec des regroupements sans avoir d'étiquette</text:p>
      <text:p text:style-name="Standard"/>
      <text:p text:style-name="Standard"><text:span text:style-name="T1">Self-supervised / auto apprentissage :</text:span></text:p>
      <text:p text:style-name="Standard"><text:span text:style-name="T1"/></text:p>
      <text:p text:style-name="Standard">Apprentissage avec une fonction qui permet d'apprendre et d'ajouter des étiquettes d'elle même</text:p>
      <text:p text:style-name="Standard"/>
      <text:p text:style-name="Standard">Exemple: reconnaitre des phrases de même sens et de sens contraire </text:p>
      <text:p text:style-name="Standard"/>
      <text:p text:style-name="Standard"/>
      <text:p text:style-name="P2">semi-Supervised learning / apprentissage semi supervisé</text:p>
      <text:p text:style-name="Standard"/>
      <text:p text:style-name="Standard"><text:s/>2 jeux de données, 1 supervisé (annoté), 1 non annoté</text:p>
      <text:p text:style-name="Standard"/>
      <text:p text:style-name="Standard">Apprentissage à partir des règles de l'annoté sur le non annoté</text:p>
      <text:p text:style-name="Standard"/>
      <text:p text:style-name="P2">Human assisted Learning / apprentissage assisté par humain</text:p>
      <text:p text:style-name="Standard"/>
      <text:p text:style-name="Standard">2 méthodes : </text:p>
      <text:p text:style-name="Standard">Apprentissage actif -&gt; exemple compliqué qui est ressorti et qui demande l 'expertise de l'humain</text:p>
      <text:p text:style-name="Standard">Apprentissage interactif/ passif : monitoring de l'apprentissage et si un élément n'est pas bon on dit qu'il n'est pas bon et le système apprend de la réponse humaine</text:p>
      <text:p text:style-name="Standard"/>
      <text:p text:style-name="Standard"/>
      <text:p text:style-name="Standard"><text:span text:style-name="T1">REinforcement Learning / apprentissage par renforcement</text:span> </text:p>
      <text:p text:style-name="Standard"/>
      <text:p text:style-name="Standard">Apprentissage par séquence de bon ou mauvaise action -&gt; système de récompense </text:p>
      <text:p text:style-name="Standard">Exemple: plus chaud, plus froid donc mieux ou pire</text:p>
      <text:p text:style-name="Standard"/>
      <text:p text:style-name="Standard"/>
      <text:p text:style-name="Standard"/>
      <text:p text:style-name="Standard"/>
      <text:p text:style-name="Standard">Apprentissage machine à Deux buts</text:p>
      <text:p text:style-name="Standard">Prédire l'avenir: </text:p>
      <text:p text:style-name="Standard">Extraire une information d'un doc (image, etc)</text:p>
      <text:p text:style-name="Standard"/>
      <text:p text:style-name="Standard">Obtenir un modèle :</text:p>
      <text:p text:style-name="Standard">- Estimer directement ou trouver par déduction (pour des problèmes simples -&gt; un/deux paramètres)</text:p>
      <text:p text:style-name="Standard">- apprentissage automatique( problème complexe -&gt; 100 milliards de paramètres)</text:p>
      <text:p text:style-name="Standard"/>
      <text:p text:style-name="Standard">Fonction de cout dit 'l' -&gt; plus résultat est élevé, moins c'est bon</text:p>
      <text:p text:style-name="Standard"/>
      <text:p text:style-name="Standard">Belle formule mathématiques !!!</text:p>
      <text:p text:style-name="Standard"/>
      <text:p text:style-name="Standard"/>
      <text:p text:style-name="Standard">Risque empirique -&gt; moyenne des fonctions de cout </text:p>
      <text:p text:style-name="Standard"/>
      <text:p text:style-name="Standard"/>
      <text:p text:style-name="Standard"><text:soft-page-break/>Limite du risque empirique c'est le risque réel</text:p>
      <text:p text:style-name="Standard"/>
      <text:p text:style-name="Standard">Le but est d'avoir peu d'erreur. </text:p>
      <text:p text:style-name="Standard"/>
      <text:p text:style-name="Standard">Kppv -&gt; plus il y a de data meilleur est le modèle </text:p>
      <text:p text:style-name="Standard"/>
      <text:p text:style-name="Standard">Perceptron -&gt;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7:33:03.733007253</meta:creation-date>
    <dc:date>2024-09-10T07:36:46.175418067</dc:date>
    <meta:editing-duration>PT3M44S</meta:editing-duration>
    <meta:editing-cycles>1</meta:editing-cycles>
    <meta:document-statistic meta:table-count="0" meta:image-count="0" meta:object-count="0" meta:page-count="2" meta:paragraph-count="29" meta:word-count="249" meta:character-count="1606" meta:non-whitespace-character-count="1376"/>
    <meta:generator>LibreOffice/7.6.3.2$MacOSX_X86_64 LibreOffice_project/29d686fea9f6705b262d369fede658f824154cc0</meta:generator>
  </office:meta>
</office:document-meta>
</file>